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ample_20_data_5f_cha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 data_chart" table:style-name="ta1" table:print-ranges="'sample data_chart'.A1:'sample data_chart'.AW5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Duration</text:p>
          </table:table-cell>
          <table:table-cell table:style-name="ce9" office:value-type="string" calcext:value-type="string">
            <text:p>End D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eal, Continuous 2D Simulator</text:p>
          </table:table-cell>
          <table:table-cell table:style-name="ce5" office:value-type="date" office:date-value="2017-01-10" calcext:value-type="date">
            <text:p>1/10/17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B2]+[.C2]-1" office:value-type="date" office:date-value="2017-01-16" calcext:value-type="date">
            <text:p>1/16/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ital Simulator Documentation</text:p>
          </table:table-cell>
          <table:table-cell table:style-name="ce5" office:value-type="date" office:date-value="2017-01-13" calcext:value-type="date">
            <text:p>1/13/1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B3]+[.C3]-1" office:value-type="date" office:date-value="2017-01-16" calcext:value-type="date">
            <text:p>1/16/17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2" office:value-type="string" calcext:value-type="string">
            <text:p>Ideal 2D Simulator</text:p>
          </table:table-cell>
          <table:table-cell table:style-name="ce5" office:value-type="date" office:date-value="2017-01-17" calcext:value-type="date">
            <text:p>1/17/17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B4]+[.C4]-1" office:value-type="date" office:date-value="2017-01-23" calcext:value-type="date">
            <text:p>1/23/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eal Simulator Documentation</text:p>
          </table:table-cell>
          <table:table-cell table:style-name="ce5" office:value-type="date" office:date-value="2017-01-20" calcext:value-type="date">
            <text:p>1/20/1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B5]+[.C5]-1" office:value-type="date" office:date-value="2017-01-23" calcext:value-type="date">
            <text:p>1/23/17</text:p>
          </table:table-cell>
          <table:table-cell/>
          <table:table-cell table:style-name="ce12" office:value-type="string" calcext:value-type="string" table:number-columns-spanned="3" table:number-rows-spanned="2">
            <text:p>In your own timeline specify what A-G represent.</text:p>
          </table:table-cell>
          <table:covered-table-cell table:number-columns-repeated="2"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Final Simulator</text:p>
          </table:table-cell>
          <table:table-cell table:style-name="ce5" office:value-type="date" office:date-value="2017-01-24" calcext:value-type="date">
            <text:p>1/24/17</text:p>
          </table:table-cell>
          <table:table-cell table:style-name="ce7" office:value-type="float" office:value="14" calcext:value-type="float">
            <text:p>14</text:p>
          </table:table-cell>
          <table:table-cell table:style-name="ce10" table:formula="of:=[.B6]+[.C6]-1" office:value-type="date" office:date-value="2017-02-06" calcext:value-type="date">
            <text:p>2/6/17</text:p>
          </table:table-cell>
          <table:table-cell/>
          <table:covered-table-cell table:number-columns-repeated="3"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Final Simulator Documentation</text:p>
          </table:table-cell>
          <table:table-cell table:style-name="ce5" office:value-type="date" office:date-value="2017-02-03" calcext:value-type="date">
            <text:p>2/3/1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B7]+[.C7]-1" office:value-type="date" office:date-value="2017-02-06" calcext:value-type="date">
            <text:p>2/6/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1D Data Collection Software Analysis</text:p>
          </table:table-cell>
          <table:table-cell table:style-name="ce6" table:formula="of:=DATE(2017;2;7)" office:value-type="date" office:date-value="2017-02-07" calcext:value-type="date">
            <text:p>02/07/17</text:p>
          </table:table-cell>
          <table:table-cell table:style-name="ce8" office:value-type="float" office:value="11" calcext:value-type="float">
            <text:p>11</text:p>
          </table:table-cell>
          <table:table-cell table:style-name="ce11" table:formula="of:=[.B8]+[.C8]-1" office:value-type="date" office:date-value="2017-02-17" calcext:value-type="date">
            <text:p>2/17/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D Data Collection Software</text:p>
          </table:table-cell>
          <table:table-cell table:style-name="ce6" table:formula="of:=DATE(2017;2;18)" office:value-type="date" office:date-value="2017-02-18" calcext:value-type="date">
            <text:p>02/18/17</text:p>
          </table:table-cell>
          <table:table-cell office:value-type="float" office:value="87" calcext:value-type="float">
            <text:p>87</text:p>
          </table:table-cell>
          <table:table-cell table:style-name="ce6" table:formula="of:=[.B9]+[.C9]-1" office:value-type="date" office:date-value="2017-05-15" calcext:value-type="date">
            <text:p>05/15/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a Collection Documentation</text:p>
          </table:table-cell>
          <table:table-cell table:style-name="ce6" table:formula="of:=DATE(2017;5;2)" office:value-type="date" office:date-value="2017-05-02" calcext:value-type="date">
            <text:p>05/02/17</text:p>
          </table:table-cell>
          <table:table-cell office:value-type="float" office:value="14" calcext:value-type="float">
            <text:p>14</text:p>
          </table:table-cell>
          <table:table-cell table:style-name="ce6" table:formula="of:=[.B10]+[.C10]-1" office:value-type="date" office:date-value="2017-05-15" calcext:value-type="date">
            <text:p>05/15/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nal Report</text:p>
          </table:table-cell>
          <table:table-cell table:style-name="ce6" table:formula="of:=DATE(2017;4;10)" office:value-type="date" office:date-value="2017-04-10" calcext:value-type="date">
            <text:p>04/10/17</text:p>
          </table:table-cell>
          <table:table-cell office:value-type="float" office:value="36" calcext:value-type="float">
            <text:p>36</text:p>
          </table:table-cell>
          <table:table-cell table:style-name="ce6" table:formula="of:=[.B11]+[.C11]-1" office:value-type="date" office:date-value="2017-05-15" calcext:value-type="date">
            <text:p>05/15/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sample data_chart'.U37" table:end-x="24.8pt" table:end-y="11.74pt" draw:z-index="0" draw:name="Chart 1" draw:style-name="gr1" draw:text-style-name="P1" svg:width="814.93pt" svg:height="303.73pt" svg:x="21.37pt" svg:y="1.25pt">
              <loext:p draw:notify-on-update-of-ranges="'sample data_chart'.A2:'sample data_chart'.A11 'sample data_chart'.B1:'sample data_chart'.B1 'sample data_chart'.B2:'sample data_chart'.B11 'sample data_chart'.C1:'sample data_chart'.C1 'sample data_chart'.C2:'sample data_chart'.C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sample data_chart'.$A$1" table:cell-range-address="$'sample data_chart'.$A$1:.$H$28" table:range-usable-as="print-range"/>
        </table:named-expressions>
      </table:table>
      <table:named-expressions>
        <table:named-expression table:name="Excel_BuiltIn_Print_Area_1_1" table:base-cell-address="$'sample data_char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7:51:14.163134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_20_data_5f_chart" style:display-name="PageStyle_sample data_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Young</meta:initial-creator>
    <meta:creation-date>2013-02-14T22:08:51</meta:creation-date>
    <dc:date>2016-11-18T18:01:56.358065927</dc:date>
    <meta:generator>LibreOffice/5.1.4.2$Linux_x86 LibreOffice_project/10m0$Build-2</meta:generator>
    <meta:editing-duration>PT1H27M23S</meta:editing-duration>
    <meta:editing-cycles>2</meta:editing-cycles>
    <meta:document-statistic meta:table-count="1" meta:cell-count="4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h1" style:family="chart">
      <style:graphic-properties draw:stroke="none" svg:stroke-width="0.026cm"/>
    </style:style>
    <style:style style:name="ch2" style:family="chart">
      <style:chart-properties chart:three-dimensional="true" chart:stacked="true" chart:vertical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true" text:line-break="false" loext:try-staggering-first="false" chart:label-arrangement="side-by-side" chart:link-data-style-to-source="true" chart:axis-position="0" chart:axis-label-position="outside-start" chart:tick-mark-position="at-axis"/>
      <style:graphic-properties svg:stroke-width="0.009cm"/>
      <style:text-properties fo:color="#000000" style:text-position="0% 100%" fo:font-family="Arial" fo:font-size="11pt" style:font-family-asian="Arial" style:font-size-asian="8pt" style:font-family-complex="Arial" style:font-size-complex="8pt"/>
    </style:style>
    <style:style style:name="ch4" style:family="chart" style:data-style-name="N30">
      <style:chart-properties chart:display-label="true" chart:tick-marks-minor-inner="true" chart:tick-marks-minor-outer="false" chart:logarithmic="false" chart:minimum="42745" chart:maximum="42870" chart:gap-width="150" chart:reverse-direction="false" text:line-break="false" loext:try-staggering-first="false" chart:link-data-style-to-source="false" chart:axis-position="end" chart:tick-mark-position="at-axis"/>
      <style:graphic-properties svg:stroke-width="0.009cm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="none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</style:style>
    <style:style style:name="ch8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0000ff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svg:stroke-width="0.026cm" draw:fill="none" draw:fill-color="#d9d9d9"/>
    </style:style>
  </office:automatic-styles>
  <office:body>
    <office:chart>
      <chart:chart svg:width="28.75cm" svg:height="10.716cm" xlink:href=".." xlink:type="simple" chart:class="chart:bar" chart:style-name="ch1">
        <chart:plot-area chart:style-name="ch2" table:cell-range-address="'sample data_chart'.A1:'sample data_chart'.C11" chart:data-source-has-labels="both" svg:x="0.077cm" svg:y="0.601cm" svg:width="28.111cm" svg:height="9.14cm" dr3d:transform="matrix (0.906306771049824 0 -0.42262044052464 -0.073387636277162 0.984807599917971 -0.157379306090274 0.416199821709347 0.173649045905254 0.892537795986984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6.45cm" svg:y="0.601cm" svg:width="22.045cm" svg:height="8.573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'sample data_chart'.A2:'sample data_chart'.A11"/>
          </chart:axis>
          <chart:axis chart:dimension="y" chart:name="primary-y" chart:style-name="ch4"/>
          <chart:axis chart:dimension="z" chart:name="primary-z" chart:style-name="ch5"/>
          <chart:series chart:style-name="ch6" chart:values-cell-range-address="'sample data_chart'.B2:'sample data_chart'.B11" chart:label-cell-address="'sample data_chart'.B1:'sample data_chart'.B1" chart:class="chart:bar">
            <chart:data-point chart:repeated="5"/>
            <chart:data-point chart:style-name="ch7"/>
            <chart:data-point chart:repeated="2"/>
            <chart:data-point chart:style-name="ch7"/>
            <chart:data-point/>
          </chart:series>
          <chart:series chart:style-name="ch8" chart:values-cell-range-address="'sample data_chart'.C2:'sample data_chart'.C11" chart:label-cell-address="'sample data_chart'.C1:'sample data_chart'.C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'sample data_chart'.B1:'sample data_chart'.B1</svg:desc>
                </draw:g>
              </table:table-cell>
              <table:table-cell office:value-type="string">
                <text:p>Duration</text:p>
                <draw:g>
                  <svg:desc>'sample data_chart'.C1:'sample data_char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deal, Continuous 2D Simulator</text:p>
                <draw:g>
                  <svg:desc>'sample data_chart'.A2:'sample data_chart'.A11</svg:desc>
                </draw:g>
              </table:table-cell>
              <table:table-cell office:value-type="float" office:value="42745">
                <text:p>42745</text:p>
                <draw:g>
                  <svg:desc>'sample data_chart'.B2:'sample data_chart'.B11</svg:desc>
                </draw:g>
              </table:table-cell>
              <table:table-cell office:value-type="float" office:value="7">
                <text:p>7</text:p>
                <draw:g>
                  <svg:desc>'sample data_chart'.C2:'sample data_chart'.C11</svg:desc>
                </draw:g>
              </table:table-cell>
            </table:table-row>
            <table:table-row>
              <table:table-cell office:value-type="string">
                <text:p>Inital Simulator Documentation</text:p>
              </table:table-cell>
              <table:table-cell office:value-type="float" office:value="42748">
                <text:p>42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deal 2D Simulator</text:p>
              </table:table-cell>
              <table:table-cell office:value-type="float" office:value="42752">
                <text:p>427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deal Simulator Documentation</text:p>
              </table:table-cell>
              <table:table-cell office:value-type="float" office:value="42755">
                <text:p>42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nal Simulator</text:p>
              </table:table-cell>
              <table:table-cell office:value-type="float" office:value="42759">
                <text:p>42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nal Simulator Documentation</text:p>
              </table:table-cell>
              <table:table-cell office:value-type="float" office:value="42769">
                <text:p>42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D Data Collection Software Analysis</text:p>
              </table:table-cell>
              <table:table-cell office:value-type="float" office:value="42773">
                <text:p>42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D Data Collection Software</text:p>
              </table:table-cell>
              <table:table-cell office:value-type="float" office:value="42784">
                <text:p>427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Data Collection Documentation</text:p>
              </table:table-cell>
              <table:table-cell office:value-type="float" office:value="42857">
                <text:p>428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42835">
                <text:p>42835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